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90000033015F681D3162817F3.png" manifest:media-type="image/png"/>
  <manifest:file-entry manifest:full-path="Pictures/1000000000000239000000CD45CD6C509AA2077F.png" manifest:media-type="image/png"/>
  <manifest:file-entry manifest:full-path="Pictures/1000000000000262000000F3EAE4B1DF0F48B88D.png" manifest:media-type="image/png"/>
  <manifest:file-entry manifest:full-path="Pictures/100000000000032B0000034D2BDE3F92AD1367FD.png" manifest:media-type="image/png"/>
  <manifest:file-entry manifest:full-path="Pictures/1000000000000748000001758DDAE22F14A66920.png" manifest:media-type="image/png"/>
  <manifest:file-entry manifest:full-path="Pictures/100000000000073C000003DDD13D1D82B6EE1793.png" manifest:media-type="image/png"/>
  <manifest:file-entry manifest:full-path="Pictures/1000000000000263000000ECE6B54D13176490AD.png" manifest:media-type="image/png"/>
  <manifest:file-entry manifest:full-path="Pictures/100000000000026D000001BD93E845AA2959DD37.png" manifest:media-type="image/png"/>
  <manifest:file-entry manifest:full-path="Pictures/10000000000001B10000009E09C5AE4FEFC97F85.png" manifest:media-type="image/png"/>
  <manifest:file-entry manifest:full-path="Pictures/100000000000025F0000015AAC11A4D0552A1A5A.png" manifest:media-type="image/png"/>
  <manifest:file-entry manifest:full-path="Pictures/10000000000001590000017FD0B0C8E4E1ED8912.png" manifest:media-type="image/png"/>
  <manifest:file-entry manifest:full-path="Pictures/100000000000028600000142567EC76F3FC0FAFF.png" manifest:media-type="image/png"/>
  <manifest:file-entry manifest:full-path="Pictures/100000000000071D000003CA8019F25B9F8C0894.png" manifest:media-type="image/png"/>
  <manifest:file-entry manifest:full-path="Pictures/100000000000023B000000AB8C607F9E180A89DD.png" manifest:media-type="image/png"/>
  <manifest:file-entry manifest:full-path="Pictures/10000000000002480000008FD7733BA86FCB647F.png" manifest:media-type="image/png"/>
  <manifest:file-entry manifest:full-path="Pictures/10000000000002500000012C002EF488DF544C23.png" manifest:media-type="image/png"/>
  <manifest:file-entry manifest:full-path="Pictures/100000000000012600000093BD1E59610F0FD7D9.png" manifest:media-type="image/png"/>
  <manifest:file-entry manifest:full-path="Pictures/100000000000019E00000083DFC54B553909BD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0.766cm" fo:min-width="2.295cm"/>
    </style:style>
    <style:style style:name="gr4" style:family="graphic" style:parent-style-name="standard">
      <style:graphic-properties svg:stroke-color="#1c1c1c" draw:fill-color="#eeeeee" draw:textarea-horizontal-align="justify" draw:textarea-vertical-align="middle" draw:auto-grow-height="false" fo:min-height="2.098cm" fo:min-width="2.549cm"/>
    </style:style>
    <style:style style:name="gr5" style:family="graphic" style:parent-style-name="standard">
      <style:graphic-properties draw:fill-color="#1c1c1c" draw:textarea-horizontal-align="justify" draw:textarea-vertical-align="middle" draw:auto-grow-height="false" fo:min-height="1.401cm" fo:min-width="5.215cm" draw:shadow="visible" draw:shadow-offset-x="0.071cm" draw:shadow-offset-y="0.071cm" draw:shadow-opacity="54%"/>
    </style:style>
    <style:style style:name="gr6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opacity="46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opacity="37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svg:stroke-color="#eeeeee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svg:stroke-color="#eeeeee" draw:fill-color="#ffffff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32cm"/>
    </style:style>
    <style:style style:name="gr11" style:family="graphic" style:parent-style-name="standard">
      <style:graphic-properties svg:stroke-color="#cccccc" draw:fill-color="#ffffff" draw:textarea-horizontal-align="justify" draw:textarea-vertical-align="middle" draw:auto-grow-height="false" fo:min-height="1.868cm" fo:min-width="4.452cm"/>
    </style:style>
    <style:style style:name="gr12" style:family="graphic" style:parent-style-name="standard">
      <style:graphic-properties svg:stroke-color="#cccccc" draw:fill-color="#ffffff" draw:textarea-horizontal-align="justify" draw:textarea-vertical-align="middle" draw:auto-grow-height="false" fo:min-height="2.055cm" fo:min-width="3cm"/>
    </style:style>
    <style:style style:name="gr13" style:family="graphic" style:parent-style-name="standard">
      <style:graphic-properties svg:stroke-color="#cccccc" draw:fill-color="#ffffff" draw:textarea-horizontal-align="justify" draw:textarea-vertical-align="middle" draw:auto-grow-height="false" fo:min-height="1.868cm" fo:min-width="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93cm"/>
    </style:style>
    <style:style style:name="gr15" style:family="graphic" style:parent-style-name="standard">
      <style:graphic-properties svg:stroke-color="#cccccc" draw:fill-color="#ffffff" draw:textarea-horizontal-align="justify" draw:textarea-vertical-align="middle" draw:auto-grow-height="false" fo:min-height="2.462cm" fo:min-width="3.882cm"/>
    </style:style>
    <style:style style:name="gr16" style:family="graphic" style:parent-style-name="standard">
      <style:graphic-properties svg:stroke-color="#1c1c1c" draw:fill-color="#eeeeee" draw:textarea-horizontal-align="justify" draw:textarea-vertical-align="middle" draw:auto-grow-height="false" fo:min-height="1.887cm" fo:min-width="3.0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cm"/>
    </style:style>
    <style:style style:name="gr18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opacity="49%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opacity="51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Object_20_with_20_no_20_fill_20_and_20_no_20_line">
      <style:graphic-properties draw:textarea-vertical-align="middle" draw:shadow="visible" draw:shadow-offset-x="0.071cm" draw:shadow-offset-y="0.071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1c1c1c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667cm" svg:y1="5.272cm" svg:x2="6.143cm" svg:y2="6.842cm" draw:start-shape="id1" draw:start-glue-point="6" draw:end-shape="id2" draw:end-glue-point="4" svg:d="M3667 5272v871h2476v699" svg:viewBox="0 0 2477 1571">
          <text:p/>
        </draw:connector>
        <draw:line draw:style-name="gr2" draw:text-style-name="P2" draw:layer="layout" svg:x1="6.207cm" svg:y1="9.255cm" svg:x2="13.319cm" svg:y2="17.383cm">
          <text:p/>
        </draw:line>
        <draw:line draw:style-name="gr2" draw:text-style-name="P2" draw:layer="layout" svg:x1="6.08cm" svg:y1="9.128cm" svg:x2="13.7cm" svg:y2="22.463cm">
          <text:p/>
        </draw:line>
        <draw:line draw:style-name="gr2" draw:text-style-name="P2" draw:layer="layout" svg:x1="6.207cm" svg:y1="9.255cm" svg:x2="5.445cm" svg:y2="16.875cm">
          <text:p/>
        </draw:line>
        <draw:line draw:style-name="gr2" draw:text-style-name="P2" draw:layer="layout" svg:x1="6.207cm" svg:y1="9.255cm" svg:x2="13.192cm" svg:y2="13.065cm">
          <text:p/>
        </draw:line>
        <draw:custom-shape draw:style-name="gr3" draw:text-style-name="P3" draw:layer="layout" svg:width="2.794cm" svg:height="1.524cm" svg:x="4.81cm" svg:y="7.85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xml:id="id1" draw:id="id1" draw:layer="layout" svg:width="3.048cm" svg:height="2.921cm" svg:x="2.143cm" svg:y="2.524cm">
          <text:p text:style-name="P1"><text:span text:style-name="T1">XML Schema</text:span><text:span text:style-name="T1"><text:line-break/></text:span><text:span text:style-name="T1">noise1.xs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2" draw:layer="layout" svg:x1="5.191cm" svg:y1="4.048cm" svg:x2="6.715cm" svg:y2="4.048cm">
          <text:p/>
        </draw:line>
        <draw:custom-shape draw:style-name="gr5" draw:text-style-name="P5" xml:id="id2" draw:id="id2" draw:layer="layout" svg:width="5.715cm" svg:height="1.651cm" svg:x="3.286cm" svg:y="6.842cm">
          <text:p text:style-name="P1"><text:span text:style-name="T2">EEA Web Form</text:span><text:span text:style-name="T3"> 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line-skew="0.19cm" svg:x1="8.62cm" svg:y1="4.853cm" svg:x2="6.143cm" svg:y2="6.842cm" draw:start-shape="id3" draw:start-glue-point="6" draw:end-shape="id2" svg:d="M8620 4853v1290h-2477v699" svg:viewBox="0 0 2478 1990">
          <text:p/>
        </draw:connector>
        <draw:frame draw:style-name="gr6" draw:text-style-name="P2" draw:layer="layout" svg:width="2.794cm" svg:height="3.102cm" svg:x="14.081cm" svg:y="8.239cm">
          <draw:image xlink:href="Pictures/10000000000001590000017FD0B0C8E4E1ED8912.png" xlink:type="simple" xlink:show="embed" xlink:actuate="onLoad">
            <text:p/>
          </draw:image>
        </draw:frame>
        <draw:frame draw:style-name="gr7" draw:text-style-name="P2" draw:layer="layout" svg:width="5.588cm" svg:height="4.004cm" svg:x="8.747cm" svg:y="7.096cm">
          <draw:image xlink:href="Pictures/100000000000026D000001BD93E845AA2959DD37.png" xlink:type="simple" xlink:show="embed" xlink:actuate="onLoad">
            <text:p/>
          </draw:image>
        </draw:frame>
        <dr3d:scene draw:style-name="gr8" svg:width="3.302cm" svg:height="2.159cm" svg:x="13.192cm" svg:y="12.4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0" draw:text-style-name="P6" draw:layer="layout" svg:width="2.432cm" svg:height="1.199cm" svg:x="13.319cm" svg:y="12.938cm">
          <draw:text-box>
            <text:p><text:span text:style-name="T4">Directory: </text:span><text:span text:style-name="T4"><text:line-break/></text:span><text:span text:style-name="T5">lng</text:span><text:span text:style-name="T4"> </text:span></text:p>
          </draw:text-box>
        </draw:frame>
        <draw:custom-shape draw:style-name="gr11" draw:text-style-name="P8" draw:layer="layout" svg:width="5.75cm" svg:height="3.175cm" draw:transform="skewX (0.00191986217719376) translate (14.843cm 13.7cm)">
          <text:p text:style-name="P7"><text:span text:style-name="T6"><text:s text:c="8"/></text:span><text:span text:style-name="T6">Language Files</text:span><text:span text:style-name="T7"><text:line-break/></text:span><text:span text:style-name="T8">- (x23) noise1.</text:span><text:span text:style-name="T8">(lang).lang.json</text:span><text:span text:style-name="T8"><text:line-break/></text:span><text:span text:style-name="T8">- ct-codelists-en.json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3d:scene draw:style-name="gr8" svg:width="3.302cm" svg:height="2.159cm" svg:x="13.192cm" svg:y="17.12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0" draw:text-style-name="P6" draw:layer="layout" svg:width="2.432cm" svg:height="1.199cm" svg:x="13.446cm" svg:y="17.764cm">
          <draw:text-box>
            <text:p><text:span text:style-name="T4">Directory: </text:span><text:span text:style-name="T4"><text:line-break/></text:span><text:span text:style-name="T5">assets</text:span><text:span text:style-name="T4"> </text:span></text:p>
          </draw:text-box>
        </draw:frame>
        <draw:custom-shape draw:style-name="gr12" draw:text-style-name="P8" draw:layer="layout" svg:width="4.064cm" svg:height="3.455cm" draw:transform="skewX (0.0020943951023932) translate (14.844cm 18.5cm)">
          <text:p text:style-name="P7"><text:span text:style-name="T7"><text:line-break/></text:span><text:span text:style-name="T7"><text:line-break/></text:span><text:span text:style-name="T7"> <text:s text:c="3"/></text:span><text:span text:style-name="T6">Static Files</text:span><text:span text:style-name="T6"><text:line-break/></text:span><text:span text:style-name="T7">- components</text:span><text:span text:style-name="T7"><text:line-break/></text:span><text:span text:style-name="T7">- css</text:span><text:span text:style-name="T7"><text:line-break/></text:span><text:span text:style-name="T7">- img</text:span><text:span text:style-name="T7"><text:line-break/></text:span><text:span text:style-name="T7">- js</text:span><text:span text:style-name="T7"><text:line-break/></text:span><text:span text:style-name="T7"/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3d:scene draw:style-name="gr8" svg:width="3.302cm" svg:height="2.159cm" svg:x="13.446cm" svg:y="22.30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0" draw:text-style-name="P6" draw:layer="layout" svg:width="2.432cm" svg:height="1.199cm" svg:x="13.7cm" svg:y="22.743cm">
          <draw:text-box>
            <text:p><text:span text:style-name="T4">Directory: </text:span><text:span text:style-name="T4"><text:line-break/></text:span><text:span text:style-name="T5">test</text:span><text:span text:style-name="T4"> </text:span></text:p>
          </draw:text-box>
        </draw:frame>
        <draw:custom-shape draw:style-name="gr13" draw:text-style-name="P8" draw:layer="layout" svg:width="4.064cm" svg:height="3.175cm" draw:transform="skewX (0.00191986217719376) translate (15.098cm 23.679cm)">
          <text:p text:style-name="P7"><text:span text:style-name="T7"><text:line-break/></text:span><text:span text:style-name="T7"><text:line-break/></text:span><text:span text:style-name="T6"> <text:s text:c="3"/></text:span><text:span text:style-name="T6">Test Files</text:span><text:span text:style-name="T6"><text:line-break/></text:span><text:span text:style-name="T9">- test.js</text:span><text:span text:style-name="T9"><text:line-break/></text:span><text:span text:style-name="T9">- package.json</text:span><text:span text:style-name="T7"><text:line-break/></text:span><text:span text:style-name="T7"><text:line-break/></text:span><text:span text:style-name="T7"/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3d:scene draw:style-name="gr8" svg:width="3.302cm" svg:height="2.159cm" svg:x="3.667cm" svg:y="16.87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4" draw:text-style-name="P6" draw:layer="layout" svg:width="3.393cm" svg:height="1.199cm" svg:x="3.794cm" svg:y="17.383cm">
          <draw:text-box>
            <text:p><text:span text:style-name="T5">Root</text:span><text:span text:style-name="T4"> Directory </text:span><text:span text:style-name="T4"><text:line-break/></text:span><text:span text:style-name="T4"> </text:span></text:p>
          </draw:text-box>
        </draw:frame>
        <draw:custom-shape draw:style-name="gr15" draw:text-style-name="P8" draw:layer="layout" svg:width="5.088cm" svg:height="4.064cm" draw:transform="skewX (0.00191986217719376) translate (5.318cm 18.145cm)">
          <text:p text:style-name="P7"><text:span text:style-name="T6"><text:s text:c="10"/></text:span><text:span text:style-name="T6">Form </text:span><text:span text:style-name="T6">Files</text:span><text:span text:style-name="T6"><text:line-break/></text:span><text:span text:style-name="T7">- </text:span><text:span text:style-name="T7">noise1.htm</text:span><text:span text:style-name="T7">l</text:span><text:span text:style-name="T7"><text:line-break/></text:span><text:span text:style-name="T7">- </text:span><text:span text:style-name="T7">noise1.we</text:span><text:span text:style-name="T7">bform.css</text:span><text:span text:style-name="T7"><text:line-break/></text:span><text:span text:style-name="T7">- </text:span><text:span text:style-name="T7">noise1.we</text:span><text:span text:style-name="T7">bform.j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4" xml:id="id3" draw:id="id3" draw:layer="layout" svg:width="3.556cm" svg:height="2.667cm" svg:x="6.842cm" svg:y="2.397cm">
          <text:p text:style-name="P1"><text:span text:style-name="T1">HTML Schema</text:span><text:span text:style-name="T1"><text:line-break/></text:span><text:span text:style-name="T1">noise1.form.xml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7" draw:text-style-name="P9" draw:layer="layout" svg:width="7.42cm" svg:height="0.962cm" svg:x="12.757cm" svg:y="1.308cm">
          <draw:text-box>
            <text:p><text:span text:style-name="T10">EEA Web Form</text:span> Tool <text:span text:style-name="T1">v0.1</text:span></text:p>
          </draw:text-box>
        </draw:frame>
      </draw:page>
      <draw:page draw:name="page2" draw:style-name="dp1" draw:master-page-name="Default">
        <draw:frame draw:style-name="gr18" draw:text-style-name="P2" draw:layer="layout" svg:width="9.652cm" svg:height="5.141cm" svg:x="10.652cm" svg:y="4.876cm">
          <draw:image xlink:href="Pictures/100000000000071D000003CA8019F25B9F8C0894.png" xlink:type="simple" xlink:show="embed" xlink:actuate="onLoad">
            <text:p/>
          </draw:image>
        </draw:frame>
        <draw:frame draw:style-name="gr19" draw:text-style-name="P2" draw:layer="layout" svg:width="9.536cm" svg:height="3.683cm" svg:x="1.878cm" svg:y="9.001cm">
          <draw:image xlink:href="Pictures/1000000000000263000000ECE6B54D13176490AD.png" xlink:type="simple" xlink:show="embed" xlink:actuate="onLoad">
            <text:p/>
          </draw:image>
        </draw:frame>
        <draw:frame draw:style-name="gr20" draw:text-style-name="P2" draw:layer="layout" svg:width="9.332cm" svg:height="2.794cm" svg:x="9.636cm" svg:y="11.033cm">
          <draw:image xlink:href="Pictures/100000000000023B000000AB8C607F9E180A89DD.png" xlink:type="simple" xlink:show="embed" xlink:actuate="onLoad">
            <text:p/>
          </draw:image>
        </draw:frame>
        <draw:frame draw:style-name="gr18" draw:text-style-name="P2" draw:layer="layout" svg:width="7.891cm" svg:height="1.932cm" svg:x="12.176cm" svg:y="13.192cm">
          <draw:image xlink:href="Pictures/10000000000002480000008FD7733BA86FCB647F.png" xlink:type="simple" xlink:show="embed" xlink:actuate="onLoad">
            <text:p/>
          </draw:image>
        </draw:frame>
        <draw:frame draw:style-name="gr18" draw:text-style-name="P2" draw:layer="layout" svg:width="6.312cm" svg:height="2.303cm" svg:x="12.557cm" svg:y="14.97cm">
          <draw:image xlink:href="Pictures/10000000000001B10000009E09C5AE4FEFC97F85.png" xlink:type="simple" xlink:show="embed" xlink:actuate="onLoad">
            <text:p/>
          </draw:image>
        </draw:frame>
        <draw:frame draw:style-name="gr18" draw:text-style-name="P2" draw:layer="layout" svg:width="6.315cm" svg:height="1.998cm" svg:x="11.922cm" svg:y="17.036cm">
          <draw:image xlink:href="Pictures/100000000000019E00000083DFC54B553909BD29.png" xlink:type="simple" xlink:show="embed" xlink:actuate="onLoad">
            <text:p/>
          </draw:image>
        </draw:frame>
        <draw:frame draw:style-name="gr18" draw:text-style-name="P2" draw:layer="layout" svg:width="4.727cm" svg:height="2.363cm" svg:x="10.398cm" svg:y="18.83cm">
          <draw:image xlink:href="Pictures/100000000000012600000093BD1E59610F0FD7D9.png" xlink:type="simple" xlink:show="embed" xlink:actuate="onLoad">
            <text:p/>
          </draw:image>
        </draw:frame>
        <draw:frame draw:style-name="gr18" draw:text-style-name="P2" draw:layer="layout" svg:width="4.168cm" svg:height="2.376cm" svg:x="15.478cm" svg:y="18.69cm">
          <draw:image xlink:href="Pictures/100000000000025F0000015AAC11A4D0552A1A5A.png" xlink:type="simple" xlink:show="embed" xlink:actuate="onLoad">
            <text:p/>
          </draw:image>
        </draw:frame>
        <draw:frame draw:style-name="gr21" draw:text-style-name="P9" draw:layer="layout" svg:width="4.058cm" svg:height="1.673cm" svg:x="16.494cm" svg:y="1.232cm">
          <draw:text-box>
            <text:p>The Output</text:p>
          </draw:text-box>
        </draw:frame>
        <draw:frame draw:style-name="gr19" draw:text-style-name="P2" draw:layer="layout" svg:width="10.543cm" svg:height="5.63cm" svg:x="1.379cm" svg:y="1.381cm">
          <draw:image xlink:href="Pictures/100000000000073C000003DDD13D1D82B6EE179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2" draw:text-style-name="P1" draw:layer="layout" svg:width="8.474cm" svg:height="4.225cm" svg:x="10.879cm" svg:y="21.878cm">
          <draw:image xlink:href="Pictures/100000000000028600000142567EC76F3FC0FAFF.png" xlink:type="simple" xlink:show="embed" xlink:actuate="onLoad">
            <text:p/>
          </draw:image>
        </draw:frame>
        <draw:frame draw:style-name="gr19" draw:text-style-name="P2" draw:layer="layout" svg:width="11.903cm" svg:height="2.381cm" svg:x="1.67cm" svg:y="6.874cm">
          <draw:image xlink:href="Pictures/1000000000000748000001758DDAE22F14A66920.png" xlink:type="simple" xlink:show="embed" xlink:actuate="onLoad">
            <text:p/>
          </draw:image>
        </draw:frame>
        <draw:frame draw:style-name="gr18" draw:text-style-name="P2" draw:layer="layout" svg:width="8.33cm" svg:height="3.318cm" svg:x="11.638cm" svg:y="8.407cm">
          <draw:image xlink:href="Pictures/1000000000000262000000F3EAE4B1DF0F48B88D.png" xlink:type="simple" xlink:show="embed" xlink:actuate="onLoad">
            <text:p/>
          </draw:image>
        </draw:frame>
        <draw:frame draw:style-name="gr18" draw:text-style-name="P2" draw:layer="layout" svg:width="9.127cm" svg:height="3.288cm" svg:x="10.906cm" svg:y="5.078cm">
          <draw:image xlink:href="Pictures/1000000000000239000000CD45CD6C509AA2077F.png" xlink:type="simple" xlink:show="embed" xlink:actuate="onLoad">
            <text:p/>
          </draw:image>
        </draw:frame>
        <draw:frame draw:style-name="gr23" draw:text-style-name="P9" draw:layer="layout" svg:width="2.919cm" svg:height="0.962cm" svg:x="17.002cm" svg:y="1.435cm">
          <draw:text-box>
            <text:p>The Tool</text:p>
          </draw:text-box>
        </draw:frame>
        <draw:frame draw:style-name="gr18" draw:text-style-name="P2" draw:layer="layout" svg:width="9.906cm" svg:height="5.02cm" svg:x="1.635cm" svg:y="1.635cm">
          <draw:image xlink:href="Pictures/10000000000002500000012C002EF488DF544C23.png" xlink:type="simple" xlink:show="embed" xlink:actuate="onLoad">
            <text:p/>
          </draw:image>
        </draw:frame>
        <draw:frame draw:style-name="gr18" draw:text-style-name="P2" draw:layer="layout" svg:width="8.415cm" svg:height="9.419cm" svg:x="10.906cm" svg:y="12.409cm">
          <draw:image xlink:href="Pictures/10000000000002D90000033015F681D3162817F3.png" xlink:type="simple" xlink:show="embed" xlink:actuate="onLoad">
            <text:p/>
          </draw:image>
        </draw:frame>
        <draw:frame draw:style-name="gr18" draw:text-style-name="P2" draw:layer="layout" svg:width="8.655cm" svg:height="9.017cm" svg:x="2.178cm" svg:y="9.763cm">
          <draw:image xlink:href="Pictures/100000000000032B0000034D2BDE3F92AD1367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3:39:48.707715619</meta:creation-date>
    <dc:date>2017-05-18T16:22:56.116338288</dc:date>
    <meta:editing-duration>PT1H33M51S</meta:editing-duration>
    <meta:editing-cycles>65</meta:editing-cycles>
    <meta:generator>LibreOffice/5.1.6.2$Linux_X86_64 LibreOffice_project/10m0$Build-2</meta:generator>
    <meta:document-statistic meta:object-count="48"/>
  </office:meta>
</office:document-meta>
</file>